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957in"/>
    </style:style>
    <style:style style:name="co2" style:family="table-column">
      <style:table-column-properties fo:break-before="auto" style:column-width="1.5902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2.6953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erver Si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test variable</text:p>
          </table:table-cell>
          <table:table-cell table:style-name="ce2" office:value-type="string" calcext:value-type="string">
            <text:p>expected resu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LoginNoUserFound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User not found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LoginUserFound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token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LoginUsernameNull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Username cannot be null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LoginUsernameBlank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Username cannot be blank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LoginPasswordNull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Password cannot be null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LoginPasswordBlank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Password cannot be blank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LoginUserDataInvalid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Login data invalid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NewUserSuccessfullyCreated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Registration successful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UsernameAlreadyExists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User with this username already exists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FirstNameNull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First name cannot be null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CreateSuccess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Account creation successful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LoginNoDB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status</text:p>
          </table:table-cell>
          <table:table-cell office:value-type="string" calcext:value-type="string">
            <text:p>500_INTERNAL_SERVER_E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NoDB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status</text:p>
          </table:table-cell>
          <table:table-cell office:value-type="string" calcext:value-type="string">
            <text:p>500_INTERNAL_SERVER_E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CreateNoDB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status</text:p>
          </table:table-cell>
          <table:table-cell office:value-type="string" calcext:value-type="string">
            <text:p>500_INTERNAL_SERVER_E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RenameSuccess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Account rename successful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RenameFail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Account rename failed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CreateDataInvalid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Account data invalid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RenameNoDB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status</text:p>
          </table:table-cell>
          <table:table-cell office:value-type="string" calcext:value-type="string">
            <text:p>500_INTERNAL_SERVER_E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RenameDataInvalid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Account data invalid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Success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Transaction create successful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DataInvalid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Transaction data invalid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NoDB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status</text:p>
          </table:table-cell>
          <table:table-cell office:value-type="string" calcext:value-type="string">
            <text:p>500_INTERNAL_SERVER_E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AllTransactionsSuccess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Transactions retrieved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AllTransactionsNoDB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status</text:p>
          </table:table-cell>
          <table:table-cell office:value-type="string" calcext:value-type="string">
            <text:p>500_INTERNAL_SERVER_ERR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AllTransactionsFail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No account found at this ID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FirstNameBlank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First name cannot be blank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LastNameNull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Last name cannot be null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LastNameBlank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Last name cannot be blank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UsernameNull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Username cannot be null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UsernameBlank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Username cannot be blank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PasswordNull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Password cannot be null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PasswordBlank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Password cannot be blank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ConfirmPasswordNull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Confirm Password cannot be null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ConfirmPasswordBlank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Confirm password cannot be blank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EmailNull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Email cannot be null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RegistrationEmailBlank</text:p>
          </table:table-cell>
          <table:table-cell office:value-type="string" calcext:value-type="string">
            <text:p>User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Email cannot be blank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CreateTypeLowerThanMinimum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Type must be between 1 and X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CreateTypeHigherThanMaximum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Type must be between 1 and X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CreateUserIDNull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User ID cannot be null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CreateNoUserAtID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No user found at given User ID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RenameNameNull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Name cannot be null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RenameNameBlank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Name cannot be blank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AccountRenameUserNoUserAtID</text:p>
          </table:table-cell>
          <table:table-cell office:value-type="string" calcext:value-type="string">
            <text:p>Account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No user found at given User ID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AmountZero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Amount cannot be 0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CategoryNull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Category cannot be null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CategoryBlank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Category cannot be blank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MerchantNameNull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Merchant name cannot be null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MerchantNameBlank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Merchant Name cannot be blank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NoAccountAtID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No account found at given Account ID.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TypeLowerThanMinimum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Type must be between 1 and X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TypeHigherThanMaximum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Type must be between 1 and X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StatusLowerThanMinimum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Status must be between 1 and X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TransactionCreateStatusHigherThanMaximum</text:p>
          </table:table-cell>
          <table:table-cell office:value-type="string" calcext:value-type="string">
            <text:p>TransactionController</text:p>
          </table:table-cell>
          <table:table-cell office:value-type="string" calcext:value-type="string">
            <text:p>DTO message</text:p>
          </table:table-cell>
          <table:table-cell office:value-type="string" calcext:value-type="string">
            <text:p>“Status must be between 1 and X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Success</text:p>
          </table:table-cell>
          <table:table-cell office:value-type="string" calcext:value-type="string">
            <text:p>UserServiceImpl</text:p>
          </table:table-cell>
          <table:table-cell office:value-type="string" calcext:value-type="string">
            <text:p>Token</text:p>
          </table:table-cell>
          <table:table-cell table:style-name="ce4" office:value-type="string" calcext:value-type="string">
            <text:p>not 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nFail</text:p>
          </table:table-cell>
          <table:table-cell office:value-type="string" calcext:value-type="string">
            <text:p>UserServiceImpl</text:p>
          </table:table-cell>
          <table:table-cell office:value-type="string" calcext:value-type="string">
            <text:p>Token</text:p>
          </table:table-cell>
          <table:table-cell table:style-name="ce4" office:value-type="string" calcext:value-type="string">
            <text:p>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sterSuccess</text:p>
          </table:table-cell>
          <table:table-cell office:value-type="string" calcext:value-type="string">
            <text:p>UserServiceImpl</text:p>
          </table:table-cell>
          <table:table-cell office:value-type="string" calcext:value-type="string">
            <text:p>boolean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sterFail</text:p>
          </table:table-cell>
          <table:table-cell office:value-type="string" calcext:value-type="string">
            <text:p>UserServiceImpl</text:p>
          </table:table-cell>
          <table:table-cell office:value-type="string" calcext:value-type="string">
            <text:p>boolean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Success</text:p>
          </table:table-cell>
          <table:table-cell office:value-type="string" calcext:value-type="string">
            <text:p>AccountServiceImpl</text:p>
          </table:table-cell>
          <table:table-cell office:value-type="string" calcext:value-type="string">
            <text:p>boolean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eFail</text:p>
          </table:table-cell>
          <table:table-cell office:value-type="string" calcext:value-type="string">
            <text:p>AccountServiceImpl</text:p>
          </table:table-cell>
          <table:table-cell office:value-type="string" calcext:value-type="string">
            <text:p>boolean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Success</text:p>
          </table:table-cell>
          <table:table-cell office:value-type="string" calcext:value-type="string">
            <text:p>AccountServiceImpl</text:p>
          </table:table-cell>
          <table:table-cell office:value-type="string" calcext:value-type="string">
            <text:p>boolean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Fail</text:p>
          </table:table-cell>
          <table:table-cell office:value-type="string" calcext:value-type="string">
            <text:p>AccountServiceImpl</text:p>
          </table:table-cell>
          <table:table-cell office:value-type="string" calcext:value-type="string">
            <text:p>boolean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TransactionSuccess</text:p>
          </table:table-cell>
          <table:table-cell office:value-type="string" calcext:value-type="string">
            <text:p>TransactionServiceImpl</text:p>
          </table:table-cell>
          <table:table-cell office:value-type="string" calcext:value-type="string">
            <text:p>boolean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TransactionFail</text:p>
          </table:table-cell>
          <table:table-cell office:value-type="string" calcext:value-type="string">
            <text:p>TransactionServiceImpl</text:p>
          </table:table-cell>
          <table:table-cell office:value-type="string" calcext:value-type="string">
            <text:p>boolean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AllTransactions</text:p>
          </table:table-cell>
          <table:table-cell office:value-type="string" calcext:value-type="string">
            <text:p>TransactionServiceImpl</text:p>
          </table:table-cell>
          <table:table-cell office:value-type="string" calcext:value-type="string">
            <text:p>List&lt;Transaction&gt;</text:p>
          </table:table-cell>
          <table:table-cell office:value-type="string" calcext:value-type="string">
            <text:p>not empt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6T12:40:01.777000000</meta:creation-date>
    <dc:date>2022-12-16T14:46:14.575000000</dc:date>
    <meta:editing-duration>PT9M2S</meta:editing-duration>
    <meta:editing-cycles>3</meta:editing-cycles>
    <meta:generator>LibreOffice/7.3.5.2$Windows_X86_64 LibreOffice_project/184fe81b8c8c30d8b5082578aee2fed2ea847c01</meta:generator>
    <meta:document-statistic meta:table-count="1" meta:cell-count="260" meta:object-count="0"/>
  </office:meta>
</office:document-meta>
</file>